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381d" officeooo:paragraph-rsid="000538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oltage and current sensing</text:p>
      <text:p text:style-name="P1"/>
      <text:p text:style-name="P1">Needs ADC (Analog to digital converter)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8T17:15:38.403490020</meta:creation-date>
    <dc:date>2022-03-28T17:17:05.508790484</dc:date>
    <meta:editing-duration>PT1M28S</meta:editing-duration>
    <meta:editing-cycles>1</meta:editing-cycles>
    <meta:document-statistic meta:table-count="0" meta:image-count="0" meta:object-count="0" meta:page-count="1" meta:paragraph-count="2" meta:word-count="10" meta:character-count="66" meta:non-whitespace-character-count="58"/>
    <meta:generator>LibreOffice/7.2.5.2$Linux_X86_64 LibreOffice_project/20$Build-2</meta:generator>
  </office:meta>
</office:document-meta>
</file>